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Monaco, Courier, monospace"/>
    <style:font-face style:name="Open Sans" svg:font-family="'Open Sans'"/>
    <style:font-face style:name="Open Sans1" svg:font-family="'Open Sans',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style:line-height-at-least="0.3335in" fo:text-align="center" style:justify-single-word="false" fo:widows="1" fo:text-indent="0in" style:auto-text-indent="false"/>
      <style:text-properties fo:font-variant="normal" fo:text-transform="none" fo:color="#2e3d49" style:font-name="Open Sans" fo:font-size="15pt" fo:letter-spacing="normal" fo:font-style="normal" fo:font-weight="bold"/>
    </style:style>
    <style:style style:name="P2" style:family="paragraph" style:parent-style-name="Standard">
      <style:paragraph-properties fo:margin-left="0in" fo:margin-right="0in" style:line-height-at-least="0.3335in" fo:text-align="start" style:justify-single-word="false" fo:widows="1" fo:text-indent="0in" style:auto-text-indent="false"/>
      <style:text-properties fo:font-variant="normal" fo:text-transform="none" fo:color="#2e3d49" style:font-name="Open Sans" fo:font-size="15pt" fo:letter-spacing="normal" fo:font-style="normal" fo:font-weight="bold"/>
    </style:style>
    <style:style style:name="P3" style:family="paragraph" style:parent-style-name="Standard">
      <style:paragraph-properties fo:margin-left="0in" fo:margin-right="0in" style:line-height-at-least="0.3335in" fo:text-align="center" style:justify-single-word="false" fo:widows="1" fo:text-indent="0in" style:auto-text-indent="false"/>
      <style:text-properties fo:font-variant="normal" fo:text-transform="none" fo:color="#2e3d49" style:font-name="Open Sans" fo:font-size="15pt" fo:letter-spacing="normal" fo:font-style="normal" fo:font-weight="bold" officeooo:rsid="0015c2cd" officeooo:paragraph-rsid="0015c2cd"/>
    </style:style>
    <style:style style:name="P4" style:family="paragraph" style:parent-style-name="Heading_20_3">
      <style:paragraph-properties fo:margin-left="0in" fo:margin-right="0in" style:line-height-at-least="0.3335in" fo:text-align="start" style:justify-single-word="false" fo:widows="1" fo:text-indent="0in" style:auto-text-indent="false"/>
      <style:text-properties fo:font-variant="normal" fo:text-transform="none" fo:color="#2e3d49" style:font-name="Open Sans1" fo:font-size="13.5pt" fo:letter-spacing="normal" fo:font-style="normal" fo:font-weight="bold"/>
    </style:style>
    <style:style style:name="P5" style:family="paragraph" style:parent-style-name="Text_20_body">
      <style:text-properties officeooo:rsid="0017639d" officeooo:paragraph-rsid="0017639d"/>
    </style:style>
    <style:style style:name="T1" style:family="text">
      <style:text-properties officeooo:rsid="00140f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port</text:p>
      <text:p text:style-name="P1"><text:span text:style-name="T1">Project 4: </text:span>Train a Smartcab to Drive</text:p>
      <text:p text:style-name="P1"/>
      <text:h text:style-name="P4" text:outline-level="3"><text:bookmark text:name="implement-a-basic-driving-agent"/>Implement a Basic Driving Agent</text:h>
      <text:p text:style-name="Text_20_body"/>
      <text:p text:style-name="Text_20_body"><text:span text:style-name="Strong_20_Emphasis"><text:span text:style-name="Emphasis">QUESTION: </text:span></text:span><text:span text:style-name="Emphasis">Observe what you see with the agent's behavior as it takes random actions. Does the </text:span><text:span text:style-name="Emphasis"><text:span text:style-name="Strong_20_Emphasis">smartcab </text:span></text:span><text:span text:style-name="Emphasis">eventually make it to the destination? Are there any other interesting observations to note?</text:span></text:p>
      <text:p text:style-name="P5">Choosing random actions, the smartcab eventually makes it to the destination. Anyway, the probability of reaching the destination decreases as the number of trials, n_trials, (or deadline if activated) decreases. The reason why the smartcab reaches the destination is because its random driving, each node of the grid, even the destination, has a probability to be reached. If the trials are enough, the destination eventually will be reached.</text:p>
      <text:p text:style-name="P5">The route that the smartcab makes to reach the destination (supposing n_trials and deadline enough big) has a very small probability to be an optimal one (or even a suboptimal).</text:p>
      <text:h text:style-name="P4" text:outline-level="3"><text:bookmark text:name="inform-the-driving-agent"/>Inform the Driving Agent</text:h>
      <text:p text:style-name="Text_20_body"/>
      <text:p text:style-name="Text_20_body"><text:span text:style-name="Strong_20_Emphasis"><text:span text:style-name="Emphasis">QUESTION: </text:span></text:span><text:span text:style-name="Emphasis">What states have you identified that are appropriate for modeling the </text:span><text:span text:style-name="Emphasis"><text:span text:style-name="Strong_20_Emphasis">smartcab </text:span></text:span><text:span text:style-name="Emphasis">and environment? Why do you believe each of these states to be appropriate for this problem?</text:span></text:p>
      <text:p text:style-name="Text_20_body"/>
      <text:p text:style-name="Text_20_body"><text:span text:style-name="Strong_20_Emphasis"><text:span text:style-name="Emphasis">OPTIONAL: </text:span></text:span><text:span text:style-name="Emphasis">How many states in total exist for the </text:span><text:span text:style-name="Emphasis"><text:span text:style-name="Strong_20_Emphasis">smartcab </text:span></text:span><text:span text:style-name="Emphasis">in this environment? Does this number seem reasonable given that the goal of Q-Learning is to learn and make informed decisions about each state? Why or why not?</text:span></text:p>
      <text:p text:style-name="P2"/>
      <text:h text:style-name="P4" text:outline-level="3"><text:bookmark text:name="implement-a-q-learning-driving-agent"/>Implement a Q-Learning Driving Agent</text:h>
      <text:p text:style-name="Text_20_body"/>
      <text:p text:style-name="Text_20_body"><text:span text:style-name="Strong_20_Emphasis"><text:span text:style-name="Emphasis">QUESTION: </text:span></text:span><text:span text:style-name="Emphasis">What changes do you notice in the agent's behavior when compared to the basic driving agent when random actions were always taken? Why is this behavior occurring?</text:span></text:p>
      <text:p text:style-name="P2"/>
      <text:h text:style-name="P4" text:outline-level="3"><text:bookmark text:name="improve-the-q-learning-driving-agent"/><text:soft-page-break/>Improve the Q-Learning Driving Agent</text:h>
      <text:p text:style-name="Text_20_body"/>
      <text:p text:style-name="Text_20_body"><text:span text:style-name="Strong_20_Emphasis"><text:span text:style-name="Emphasis">QUESTION: </text:span></text:span><text:span text:style-name="Emphasis">Report the different values for the parameters tuned in your basic implementation of Q-Learning. For which set of parameters does the agent perform best? How well does the final driving agent perform?</text:span></text:p>
      <text:p text:style-name="Text_20_body"/>
      <text:p text:style-name="Text_20_body"><text:span text:style-name="Strong_20_Emphasis"><text:span text:style-name="Emphasis">QUESTION: </text:span></text:span><text:span text:style-name="Emphasis">Does your agent get close to finding an optimal policy, i.e. reach the destination in the minimum possible time, and not incur any penalties? How would you describe an optimal policy for this problem?</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Console" svg:font-family="'Lucida Console', Monaco, Courier, monospace"/>
    <style:font-face style:name="Open Sans" svg:font-family="'Open Sans'"/>
    <style:font-face style:name="Open Sans1" svg:font-family="'Open Sans',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05T16:04:50.714830003</meta:creation-date>
    <dc:date>2016-08-09T10:07:25.606568245</dc:date>
    <dc:creator>nalvarez </dc:creator>
    <meta:editing-duration>PT2H1M21S</meta:editing-duration>
    <meta:editing-cycles>4</meta:editing-cycles>
    <meta:generator>LibreOffice/4.3.3.2$Linux_X86_64 LibreOffice_project/430m0$Build-2</meta:generator>
    <meta:document-statistic meta:table-count="0" meta:image-count="0" meta:object-count="0" meta:page-count="2" meta:paragraph-count="14" meta:word-count="319" meta:character-count="1976" meta:non-whitespace-character-count="1671"/>
  </office:meta>
</office:document-meta>
</file>